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NewRoman" svg:font-family="TimesNewRoman" style:font-family-generic="roman"/>
    <style:font-face style:name="TimesNewRoman1" svg:font-family="TimesNewRoman" style:font-adornments="Standard" style:font-family-generic="roman"/>
    <style:font-face style:name="Liberation Sans Narrow" svg:font-family="'Liberation Sans Narrow'"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gL_5f_Fliesstext">
      <style:text-properties fo:language="en" fo:country="US"/>
    </style:style>
    <style:style style:name="P2" style:family="paragraph" style:parent-style-name="gL_5f_Fliesstext">
      <style:paragraph-properties fo:text-align="start" style:justify-single-word="false"/>
      <style:text-properties fo:language="en" fo:country="US"/>
    </style:style>
    <style:style style:name="P3" style:family="paragraph" style:parent-style-name="gL_5f_Fliesstext">
      <style:text-properties fo:font-size="11pt" fo:language="en" fo:country="US" fo:font-weight="bold" style:font-size-asian="11pt" style:font-weight-asian="bold" style:font-size-complex="11pt" style:font-weight-complex="bold"/>
    </style:style>
    <style:style style:name="P4" style:family="paragraph" style:parent-style-name="gL_5f_Fliesstext">
      <style:paragraph-properties fo:text-align="start" style:justify-single-word="false"/>
    </style:style>
    <style:style style:name="P5" style:family="paragraph" style:parent-style-name="gL_5f_Fliesstext_5f_Abstand_5f_davor">
      <style:text-properties fo:language="en" fo:country="US"/>
    </style:style>
    <style:style style:name="P6" style:family="paragraph" style:parent-style-name="gL_5f_Fliesstext_5f_Abstand_5f_davor">
      <style:paragraph-properties fo:text-align="start" style:justify-single-word="false"/>
    </style:style>
    <style:style style:name="P7" style:family="paragraph" style:parent-style-name="Text_20_body">
      <style:text-properties fo:language="en" fo:country="US"/>
    </style:style>
    <style:style style:name="P8" style:family="paragraph" style:parent-style-name="Text_20_body">
      <style:paragraph-properties fo:text-align="center" style:justify-single-word="false"/>
      <style:text-properties fo:text-transform="uppercase" fo:font-size="15pt" fo:language="en" fo:country="US" fo:background-color="transparent" style:font-size-asian="15pt" style:font-size-complex="15pt"/>
    </style:style>
    <style:style style:name="P9" style:family="paragraph" style:parent-style-name="gL_5f_Inhaltsverzeichnis_5f_DeSario_5f_Subtitle">
      <style:text-properties fo:language="en" fo:country="US"/>
    </style:style>
    <style:style style:name="P10" style:family="paragraph" style:parent-style-name="gL_5f_Inhaltsverzeichnis_5f_DeSario_5f_Subtitle">
      <style:text-properties fo:font-variant="normal" fo:text-transform="none" fo:color="#000000" fo:language="en" fo:country="US" fo:font-style="normal" style:font-size-asian="11pt" style:font-size-complex="11pt"/>
    </style:style>
    <style:style style:name="P11" style:family="paragraph" style:parent-style-name="gL_5f_Bibelzitat_5f_Quellenangabe_5f_ohne_5f_Einzug_5f__28_kleiner_5f_Abstand_5f_danach_29_">
      <style:text-properties fo:language="en" fo:country="US"/>
    </style:style>
    <style:style style:name="P12" style:family="paragraph" style:parent-style-name="gL_5f_Inhaltsverzeichnis_5f_DeSario">
      <style:paragraph-properties>
        <style:tab-stops>
          <style:tab-stop style:position="0.626cm"/>
          <style:tab-stop style:position="17.655cm"/>
          <style:tab-stop style:position="19.001cm" style:type="right"/>
        </style:tab-stops>
      </style:paragraph-properties>
    </style:style>
    <style:style style:name="P13" style:family="paragraph" style:parent-style-name="gL_5f_Bibelzitat_5f_Abstand_5f_davor_5f_ohne_5f_Einzug">
      <style:text-properties fo:language="en" fo:country="US"/>
    </style:style>
    <style:style style:name="P14" style:family="paragraph" style:parent-style-name="gL_5f_Bibelzitat_5f_kein_5f_Abstand_5f_davor_5f_ohne_5f_Einzug_5f__28_Folgezeile_29_">
      <style:text-properties fo:language="en" fo:country="US"/>
    </style:style>
    <style:style style:name="P15" style:family="paragraph" style:parent-style-name="gL_5f_Titel">
      <style:paragraph-properties fo:text-align="center" style:justify-single-word="false" fo:break-before="page"/>
      <style:text-properties fo:language="en" fo:country="US" style:text-underline-style="solid" style:text-underline-width="auto" style:text-underline-color="font-color" fo:font-weight="bold"/>
    </style:style>
    <style:style style:name="P16" style:family="paragraph" style:parent-style-name="gL_5f_Fliesstext" style:list-style-name="">
      <style:text-properties fo:font-size="18pt" fo:language="en" fo:country="US" fo:font-weight="bold" style:font-size-asian="18pt" style:font-weight-asian="bold" style:font-size-complex="18pt" style:font-weight-complex="bold"/>
    </style:style>
    <style:style style:name="P17" style:family="paragraph" style:parent-style-name="gL_5f_Fliesstext" style:list-style-name="gL_5f_Liste_5f_unsortiert">
      <style:text-properties fo:language="en" fo:country="US" fo:font-style="italic" style:font-style-asian="italic" style:font-style-complex="italic"/>
    </style:style>
    <style:style style:name="P18" style:family="paragraph" style:parent-style-name="gL_5f_Fliesstext" style:list-style-name="gL_5f_Liste_5f_unsortiert">
      <style:text-properties fo:language="en" fo:country="US"/>
    </style:style>
    <style:style style:name="P19" style:family="paragraph" style:parent-style-name="gL_5f_Fliesstext">
      <style:paragraph-properties fo:text-align="start" style:justify-single-word="false"/>
    </style:style>
    <style:style style:name="P20" style:family="paragraph" style:parent-style-name="gL_5f_Fliesstext_5f_Folge">
      <style:paragraph-properties fo:margin-left="0cm" fo:margin-right="0cm" fo:text-align="start" style:justify-single-word="false" fo:text-indent="0cm" style:auto-text-indent="false"/>
    </style:style>
    <style:style style:name="P21" style:family="paragraph" style:parent-style-name="gL_5f_Fliesstext_5f_Abstand_5f_davor" style:list-style-name="gL_5f_Liste_5f_unsortiert">
      <style:text-properties fo:language="en" fo:country="US"/>
    </style:style>
    <style:style style:name="P22" style:family="paragraph" style:parent-style-name="gL_5f_Titel" style:master-page-name="gL_5f_Seitenvorlage_5f_mehr_5f_Platz_5f_Fusszeile">
      <style:paragraph-properties style:page-number="auto"/>
      <style:text-properties fo:language="en" fo:country="US"/>
    </style:style>
    <style:style style:name="T1" style:family="text">
      <style:text-properties fo:language="en" fo:country="US"/>
    </style:style>
    <style:style style:name="T2" style:family="text">
      <style:text-properties style:use-window-font-color="true" fo:language="en" fo:country="US"/>
    </style:style>
    <style:style style:name="T3" style:family="text">
      <style:text-properties fo:font-variant="normal" fo:text-transform="none" fo:color="#000000" fo:font-style="normal" style:font-size-asian="11pt" style:font-size-complex="11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style>
    <style:style style:name="T8" style:family="text">
      <style:text-properties fo:font-style="italic"/>
    </style:style>
    <style:style style:name="T9" style:family="text">
      <style:text-properties fo:font-style="italic" style:text-underline-style="solid" style:text-underline-width="auto" style:text-underline-color="font-color"/>
    </style:style>
    <style:style style:name="T10" style:family="text">
      <style:text-properties fo:font-style="italic" fo:font-weight="bol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font-style-asian="italic" style:font-style-complex="italic"/>
    </style:style>
    <style:style style:name="T13" style:family="text">
      <style:text-properties style:text-underline-style="none"/>
    </style:style>
    <style:style style:name="T14" style:family="text">
      <style:text-properties fo:text-transform="capitalize"/>
    </style:style>
    <style:style style:name="T15" style:family="text">
      <style:text-properties fo:text-transform="capitalize" fo:color="#000000" fo:font-style="normal" style:font-size-asian="11pt" style:font-size-complex="11pt"/>
    </style:style>
    <style:style style:name="T16" style:family="text">
      <style:text-properties fo:text-transform="capitalize" style:text-underline-style="none"/>
    </style:style>
    <style:style style:name="T17" style:family="text">
      <style:text-properties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Exploding the Myths of Reformed Theology</text:p>
      <text:p text:style-name="P6"><text:span text:style-name="T1">Originally by Michael DeSario (Standing the Gap Ministries </text:span><text:a xlink:type="simple" xlink:href="http://www.standingthegap.org/">www.standingthegap.org</text:a><text:span text:style-name="T1">)</text:span></text:p>
      <text:p text:style-name="P2">The content was originally published in English. Following is only an excerpt of this document (Chapter 4)</text:p>
      <text:p text:style-name="P2">You can Email questions and comments at: <text:a xlink:type="simple" xlink:href="mailto:Holdingfirmly@gmail.com">Holdingfirmly@gmail.com</text:a> (English)</text:p>
      <text:p text:style-name="P4"><text:span text:style-name="T1">Link to the original document: </text:span><text:a xlink:type="simple" xlink:href="http://www.standingthegap.org/Exploding%20the%20Myths.pdf">http://www.standingthegap.org/Exploding%20the%20Myths.pdf</text:a></text:p>
      <text:p text:style-name="P4"><text:span text:style-name="T1">Link to the whole document: </text:span><text:a xlink:type="simple" xlink:href="http://gesundelehre.tk/download/english/summary_michael_desario_exploding_the_myths_of_reformed_theology.pdf">http://gesundelehre.tk/download/english/summary_michael_desario_exploding_the_myths_of_reformed_theology.pdf</text:a></text:p>
      <text:p text:style-name="P20"><text:span text:style-name="T1">Link to the German version of the document: </text:span><text:a xlink:type="simple" xlink:href="http://gesundelehre.tk/download/german/zusammenfassung_michael_desario_aufdecken_der_mythen_der_reformierten_theologie.pdf">http://gesundelehre.tk/download/german/zusammenfassung_michael_desario_aufdecken_der_mythen_der_reformierten_theologie.pdf</text:a></text:p>
      <text:p text:style-name="P3"/>
      <text:p text:style-name="P3"/>
      <text:h text:style-name="P16" text:outline-level="1">Index</text:h>
      <text:p text:style-name="gL_5f_Inhaltsverzeichnis_5f_DeSario">1.<text:tab/><text:span text:style-name="T14">Let the Wicked forsake his way</text:span><text:tab/>Page<text:tab/>2</text:p>
      <text:p text:style-name="P9">Discussion of Ability and Free Will vs born in sin, saved in sin and can never stop sinning.</text:p>
      <text:p text:style-name="P12">2.<text:tab/><text:span text:style-name="T14">Real Repentance</text:span><text:tab/>Page<text:tab/>4</text:p>
      <text:p text:style-name="P9">A Discussion of Repentance and faith proven by deeds. The purpose and effect of genuine repentance. The self cleansing of humility leading to reconciliation.</text:p>
      <text:p text:style-name="gL_5f_Inhaltsverzeichnis_5f_DeSario">3.<text:tab/><text:span text:style-name="T14">Common Dispersions parroted by professing Christians</text:span><text:tab/>Page<text:tab/>6</text:p>
      <text:p text:style-name="gL_5f_Inhaltsverzeichnis_5f_DeSario">4.<text:tab/><text:span text:style-name="T14">What must I do to be saved? (What Must I do to inherit Eternal Life?)</text:span><text:tab/>Page<text:tab/>7</text:p>
      <text:p text:style-name="P9">A discussion on the true Gospel of Jesus Christ revealing the Synergy of faith establishing the law of love.</text:p>
      <text:p text:style-name="gL_5f_Inhaltsverzeichnis_5f_DeSario"><text:span text:style-name="T13">5.<text:tab/></text:span><text:span text:style-name="T16">Can you Sin and Not Die?</text:span><text:tab/>Page<text:tab/>8</text:p>
      <text:p text:style-name="P9">Examining Substitution and imputed righteousness against the warnings of willful sin in Hebrews 10:26. Explaining genuine righteousness and the<text:span text:style-name="T17"> healing of the mind through faith. Answering the charge of sinless perfect against Obedience to the truth.</text:span></text:p>
      <text:p text:style-name="gL_5f_Inhaltsverzeichnis_5f_DeSario">6.<text:tab/><text:span text:style-name="T14">Regeneration in Christ, the effects of the New Birth and transformation from Darkness to Light</text:span><text:tab/>Page<text:tab/>13</text:p>
      <text:p text:style-name="gL_5f_Inhaltsverzeichnis_5f_DeSario">7.<text:tab/><text:span text:style-name="T14">What the fallacy of Penal Substitution has done to the Gospel</text:span><text:tab/>Page<text:tab/>15</text:p>
      <text:p text:style-name="gL_5f_Inhaltsverzeichnis_5f_DeSario">8.<text:tab/><text:span text:style-name="T14">The Church as it is seen today compared to the Ekklesia of Scripture</text:span><text:tab/>Page<text:tab/>18</text:p>
      <text:p text:style-name="gL_5f_Inhaltsverzeichnis_5f_DeSario">9.<text:tab/><text:span text:style-name="T14">Exposing the myth of the visible and invisible church (Legitimizing the Illegitimate Church!)</text:span><text:tab/>Page<text:tab/>22</text:p>
      <text:p text:style-name="P9">Exposing the myth of the visible and invisible church supposedly qualified in the parable of the wheat<text:line-break/>and tares. Explaining why the preachers will not expose the sins of professed Christians in their churches.</text:p>
      <text:p text:style-name="gL_5f_Inhaltsverzeichnis_5f_DeSario">10.<text:tab/><text:span text:style-name="T14">Calling Evil Good and Good Evil</text:span><text:tab/>Page<text:tab/>25</text:p>
      <text:p text:style-name="P9">How the concept of Right and wrong has been reversed in our society at large.</text:p>
      <text:p text:style-name="gL_5f_Inhaltsverzeichnis_5f_DeSario">11.<text:tab/><text:span text:style-name="T14">Faithfulness to keeping the Commands of God</text:span><text:tab/>Page<text:tab/>28</text:p>
      <text:p text:style-name="P9">The True meaning of faith and how faith is perfected in Deeds. Exploding the mythical contradictions between faith and works imagined by the Reformers. Why ‘faith alone’ cannot Save the soul.</text:p>
      <text:p text:style-name="gL_5f_Inhaltsverzeichnis_5f_DeSario"><text:span text:style-name="T15">12.<text:tab/>Reaping what you Sow. (The inevitable consequences of sin)</text:span><text:span text:style-name="T3"><text:tab/>Page<text:tab/>31</text:span></text:p>
      <text:p text:style-name="P10">Exposing the fallacy of carnal Christians and how it is mocking God to live according to the flesh. Defining the true Nature of God’s Mercy and Righteous Judgments</text:p>
      <text:p text:style-name="P15">Exploding the Myths of Reformed Theology</text:p>
      <text:p text:style-name="P7"/>
      <text:p text:style-name="P8">Exposing the Myths of inability, born in sin, saved in sin and all the doctrinal fallacies necessitated by them.</text:p>
      <text:h text:style-name="gL_5f_Ueberschrift1" text:outline-level="1">What Must I do to inherit Eternal Life?</text:h>
      <text:p text:style-name="P5"><text:span text:style-name="T7">When asked this very question Jesus Responded</text:span>: </text:p>
      <text:p text:style-name="P13">And behold, a certain lawyer stood up and tested Him, saying, "Teacher, what shall I do to inherit eternal life?" He said to him, "What is written in the law? What is your reading of it?" So he answered and said, 'You shall love the LORD your God with all your heart, with all your soul, with all your strength, and with all your mind, and your neighbor as yourself.'" And He said to him, "You have answered rightly;<text:span text:style-name="T6"> do this and you will live.</text:span></text:p>
      <text:p text:style-name="P11">Lk10:25-28</text:p>
      <text:p text:style-name="P14">Then one of the scribes came, and having heard them reasoning together, perceiving that He had answered them well, asked Him, "Which is the first commandment of all?" Jesus answered him, "The first of all the commandments is: 'Hear, O Israel, the LORD our God, the LORD is one. And you shall love the LORD your God with all your heart, with all your soul, with all your mind, and with all your strength. 'This is the first commandment. And the second, like it, is this: 'You shall love your neighbor as yourself. 'There is no other commandment greater than these." So the scribe said to Him, "Well said, Teacher. You have spoken the truth, for there is one God, and there is no other but He. And to love Him with all the heart, with all the understanding, with all the soul, and with all the strength, and to love one's neighbor as oneself, is more than all the whole burnt offerings and sacrifices." Now when Jesus saw that he answered wisely, He said to him, "You<text:span text:style-name="T6"> are not far from the kingdom</text:span> <text:span text:style-name="T6">of God.</text:span></text:p>
      <text:p text:style-name="P11">Mk12:28-34</text:p>
      <text:p text:style-name="P1">Is this inline with Acts2:38-39, Rom10:9-10, Eph2:8-9?</text:p>
      <text:p text:style-name="P1">Let's See what the Bible Says about Faith: </text:p>
      <text:list xml:id="list20424728" text:style-name="gL_5f_Liste_5f_unsortiert">
        <text:list-item>
          <text:p text:style-name="P21">Faith WORKS by Love <text:span text:style-name="T5">Gal5:6</text:span></text:p>
        </text:list-item>
        <text:list-item>
          <text:p text:style-name="P17">Upholds and Establishes the law <text:span text:style-name="T5">Rom3:31</text:span></text:p>
        </text:list-item>
        <text:list-item>
          <text:p text:style-name="P17">Walks in the Righteous Requirements of the Law <text:span text:style-name="T5">Rom8:1-4</text:span></text:p>
        </text:list-item>
        <text:list-item>
          <text:p text:style-name="P17">Purifies the heart by Obedience to the truth <text:span text:style-name="T5">1Pet1:22</text:span></text:p>
        </text:list-item>
        <text:list-item>
          <text:p text:style-name="P17">Has Victory over the world, flesh and devil <text:span text:style-name="T5">1Jh5:4-5</text:span></text:p>
        </text:list-item>
      </text:list>
      <text:p text:style-name="P5">So if you 'Believe' God, you will also 'Love' Him and <text:span text:style-name="T4">OBEY</text:span> His Word. Therefore as Christ said; 'on THIS hang ALL the Law and Prophets!' </text:p>
      <text:p text:style-name="P13"><text:span text:style-name="T8">Teacher, which is the great commandment in the law?" Jesus said to him, "'You shall love </text:span>the LORD your God with all your heart, with all your soul, and with all your mind, This is the <text:span text:style-name="T8">first and great commandment. And the second is like it: 'You shall love your neighbor as yourself.'</text:span><text:span text:style-name="T9"> On these two commandments hang all the Law and the Prophets."</text:span></text:p>
      <text:p text:style-name="P11">Matt22:36-40</text:p>
      <text:p text:style-name="P1"><text:span text:style-name="T6">WHY then in the Professing Christian Establishment Churches people are told:</text:span> </text:p>
      <text:p text:style-name="P1">To Just Trust, Receive, and Repeat after me, it's not of works, no effort is required! </text:p>
      <text:p text:style-name="P5"><text:span text:style-name="T6">When Jesus has Already Said:</text:span> </text:p>
      <text:list xml:id="list20416431" text:continue-numbering="true" text:style-name="gL_5f_Liste_5f_unsortiert">
        <text:list-item>
          <text:p text:style-name="P18">Strive to Enter the Narrow Gate <text:span text:style-name="T5">Lk13:24</text:span></text:p>
        </text:list-item>
        <text:list-item>
          <text:p text:style-name="P17">Dig Deep into the Foundation of Truth <text:span text:style-name="T5">Lk6:48</text:span></text:p>
        </text:list-item>
        <text:list-item>
          <text:p text:style-name="P17">Count the Cost of Discipleship <text:span text:style-name="T5">Lk14:28</text:span></text:p>
        </text:list-item>
        <text:list-item>
          <text:p text:style-name="P18"><text:span text:style-name="T12">Take up your Cross, Deny Self &amp; Follow Me </text:span><text:span text:style-name="T11">Lk9:23</text:span></text:p>
        </text:list-item>
        <text:list-item>
          <text:p text:style-name="P17">Hunger and thirst for Righteousness <text:span text:style-name="T5">Matt5:6</text:span></text:p>
        </text:list-item>
        <text:list-item>
          <text:p text:style-name="P17"><text:soft-page-break/>Bare Fruit Worthy of Repentance <text:span text:style-name="T5">Mt3:8, Lk3:8</text:span></text:p>
        </text:list-item>
      </text:list>
      <text:p text:style-name="P5">HOW can anyone come to Christ unless they OBEY what He Said? YET Millions THINK they have indeed received Jesus but have Never Put forth a single Effort to DO what the Lord Commands. </text:p>
      <text:p text:style-name="P13"><text:span text:style-name="T8">But He said, "More than that, blessed are those who hear the word of God and </text:span><text:span text:style-name="T10">keep it!</text:span><text:span text:style-name="T8">"</text:span></text:p>
      <text:p text:style-name="P11">Lk11: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NewRoman" svg:font-family="TimesNewRoman" style:font-family-generic="roman"/>
    <style:font-face style:name="TimesNewRoman1" svg:font-family="TimesNewRoman" style:font-adornments="Standard" style:font-family-generic="roman"/>
    <style:font-face style:name="Liberation Sans Narrow" svg:font-family="'Liberation Sans Narrow'"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L_5f_Fliesstext" style:display-name="gL_Fliesstext" style:family="paragraph" style:next-style-name="gL_5f_Fliesstext_5f_Folge" style:master-page-name="">
      <style:paragraph-properties fo:line-height="120%" fo:text-align="justify" style:justify-single-word="false" style:page-number="auto"/>
      <style:text-properties style:font-name="TimesNewRoman1"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gL_5f_Fliesstext_5f_Folge" style:display-name="gL_Fliesstext_Folge" style:family="paragraph" style:parent-style-name="gL_5f_Fliesstext">
      <style:paragraph-properties fo:margin-left="0cm" fo:margin-right="0cm" fo:text-indent="0.7cm" style:auto-text-indent="false"/>
    </style:style>
    <style:style style:name="gL_5f_Fliesstext_5f_Abstand_5f_davor" style:display-name="gL_Fliesstext_Abstand_davor" style:family="paragraph" style:parent-style-name="gL_5f_Fliesstext" style:next-style-name="gL_5f_Fliesstext_5f_Folge" style:class="text">
      <style:paragraph-properties fo:margin-top="0.25cm" fo:margin-bottom="0cm"/>
    </style:style>
    <style:style style:name="gL_5f_Fliesstext_5f_Folge_5f_und_5f_Einzug" style:display-name="gL_Fliesstext_Folge_und_Einzug" style:family="paragraph" style:parent-style-name="gL_5f_Fliesstext_5f_Folge" style:class="text">
      <style:paragraph-properties fo:margin-left="0.7cm" fo:margin-right="0.7cm" fo:text-indent="0.7cm" style:auto-text-indent="false"/>
    </style:style>
    <style:style style:name="gL_5f_Fliesstext_5f_Abstand_5f_davor_5f_und_5f_Einzug" style:display-name="gL_Fliesstext_Abstand_davor_und_Einzug" style:family="paragraph" style:parent-style-name="gL_5f_Fliesstext_5f_Abstand_5f_davor" style:next-style-name="gL_5f_Fliesstext_5f_Folge_5f_und_5f_Einzug" style:class="text">
      <style:paragraph-properties fo:margin-left="0.7cm" fo:margin-right="0.7cm" fo:text-indent="0cm" style:auto-text-indent="false"/>
    </style:style>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gL_5f_Ueberschrift1" style:display-name="gL_Ueberschrift1" style:family="paragraph" style:next-style-name="gL_5f_Fliesstext" style:default-outline-level="1" style:class="text">
      <style:paragraph-properties fo:margin-top="0.3cm" fo:margin-bottom="0cm"/>
      <style:text-properties fo:font-size="16pt" fo:font-weight="bold" style:font-size-asian="16pt" style:font-size-complex="16pt"/>
    </style:style>
    <style:style style:name="gL_5f_Ueberschrift2" style:display-name="gL_Ueberschrift2" style:family="paragraph" style:next-style-name="gL_5f_Fliesstext" style:default-outline-level="2" style:class="text">
      <style:paragraph-properties fo:margin-top="0.3cm" fo:margin-bottom="0cm"/>
      <style:text-properties style:font-name="TimesNewRoman" fo:font-size="14pt" fo:font-style="italic" fo:font-weight="bold" style:font-size-asian="14pt" style:font-style-asian="italic" style:font-weight-asian="bold" style:font-size-complex="14pt" style:font-style-complex="italic" style:font-weight-complex="bold"/>
    </style:style>
    <style:style style:name="gL_5f_Ueberschrift3" style:display-name="gL_Ueberschrift3" style:family="paragraph" style:next-style-name="gL_5f_Fliesstext" style:default-outline-level="3" style:class="text">
      <style:paragraph-properties fo:margin-top="0.3cm" fo:margin-bottom="0cm"/>
      <style:text-properties fo:font-size="13pt" fo:font-weight="bold" style:font-size-asian="13pt" style:font-weight-asian="bold" style:font-size-complex="13pt" style:font-weight-complex="bold"/>
    </style:style>
    <style:style style:name="gL_5f_Ueberschrift4" style:display-name="gL_Ueberschrift4" style:family="paragraph" style:next-style-name="gL_5f_Fliesstext" style:default-outline-level="4" style:class="text">
      <style:paragraph-properties fo:margin-top="0.3cm" fo:margin-bottom="0cm"/>
      <style:text-properties fo:font-style="italic"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gL_5f_Titel" style:display-name="gL_Titel" style:family="paragraph" style:next-style-name="gL_5f_Fliesstext">
      <style:paragraph-properties fo:text-align="start" style:justify-single-word="false"/>
      <style:text-properties fo:font-size="21pt" fo:font-weight="bold" style:font-size-asian="21pt" style:font-weight-asian="bold" style:font-size-complex="21pt" style:font-weight-complex="bold"/>
    </style:style>
    <style:style style:name="gL_5f_Bibelzitat_5f_Abstand_5f_davor" style:display-name="gL_Bibelzitat_Abstand_davor" style:family="paragraph" style:parent-style-name="gL_5f_Fliesstext_5f_Abstand_5f_davor_5f_und_5f_Einzug" style:next-style-name="gL_5f_Bibelzitat_5f_kein_5f_Abstand_5f_davor_5f__28_Folgezeile_29_" style:master-page-name="">
      <style:paragraph-properties fo:keep-together="auto" style:page-number="auto" fo:background-color="transparent" fo:keep-with-next="auto">
        <style:tab-stops/>
        <style:background-image/>
      </style:paragraph-properties>
      <style:text-properties fo:font-style="italic" style:font-style-asian="italic" style:font-style-complex="italic"/>
    </style:style>
    <style:style style:name="gL_5f_Bibelzitat_5f_kein_5f_Abstand_5f_davor_5f__28_Folgezeile_29_" style:display-name="gL_Bibelzitat_kein_Abstand_davor_(Folgezeile)" style:family="paragraph" style:parent-style-name="gL_5f_Bibelzitat_5f_Abstand_5f_davor">
      <style:paragraph-properties fo:margin-top="0cm" fo:margin-bottom="0cm"/>
    </style:style>
    <style:style style:name="gL_5f_Bibelzitat_5f_Quellenangabe_5f__28_kleiner_5f_Abstand_5f_danach_29_" style:display-name="gL_Bibelzitat_Quellenangabe_(kleiner_Abstand_danach)" style:family="paragraph" style:parent-style-name="gL_5f_Bibelzitat_5f_kein_5f_Abstand_5f_davor_5f__28_Folgezeile_29_">
      <style:paragraph-properties fo:margin-top="0cm" fo:margin-bottom="0.25cm"/>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L_5f_Fusszeile" style:display-name="gL_Fusszeile" style:family="paragraph" style:parent-style-name="Footer">
      <style:paragraph-properties>
        <style:tab-stops>
          <style:tab-stop style:position="8.5cm" style:type="center"/>
          <style:tab-stop style:position="19.001cm" style:type="right"/>
        </style:tab-stops>
      </style:paragraph-properties>
      <style:text-properties fo:font-size="11pt" style:font-size-asian="11pt" style:font-size-complex="11pt"/>
    </style:style>
    <style:style style:name="gL_5f_Fliesstext_5f_Einzug_5f_ohne_5f_Abstand_5f_davor" style:display-name="gL_Fliesstext_Einzug_ohne_Abstand_davor" style:family="paragraph" style:parent-style-name="gL_5f_Fliesstext">
      <style:paragraph-properties fo:margin-left="0.7cm" fo:margin-right="0.7cm" fo:text-indent="0cm" style:auto-text-indent="false"/>
    </style:style>
    <style:style style:name="Illustration" style:family="paragraph" style:parent-style-name="Caption" style:class="extra"/>
    <style:style style:name="gL_5f_Beschriftung_5f_Abbildung" style:display-name="gL_Beschriftung_Abbildung" style:family="paragraph" style:parent-style-name="Illustration">
      <style:text-properties fo:font-size="10pt"/>
    </style:style>
    <style:style style:name="Frame_20_contents" style:display-name="Frame contents" style:family="paragraph" style:parent-style-name="Text_20_body" style:class="extra"/>
    <style:style style:name="gL_5f_Fliesstext_5f_Folge_5f_und_5f_Abstand_5f_davor" style:display-name="gL_Fliesstext_Folge_und_Abstand_davor" style:family="paragraph" style:parent-style-name="gL_5f_Fliesstext_5f_Folge">
      <style:paragraph-properties fo:margin-top="0.25cm" fo:margin-bottom="0cm"/>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gL_5f_Inhaltsverzeichnis_5f_DeSario" style:display-name="gL_Inhaltsverzeichnis_DeSario" style:family="paragraph" style:parent-style-name="gL_5f_Fliesstext" style:class="text">
      <style:paragraph-properties fo:margin-top="0.3cm" fo:margin-bottom="0cm" fo:line-height="120%" fo:text-align="start" style:justify-single-word="false">
        <style:tab-stops>
          <style:tab-stop style:position="0.626cm"/>
          <style:tab-stop style:position="17.655cm"/>
          <style:tab-stop style:position="19.001cm" style:type="right"/>
        </style:tab-stops>
      </style:paragraph-properties>
      <style:text-properties fo:font-variant="normal" fo:text-transform="none" fo:color="#000000" style:font-name="TimesNewRoman1" fo:font-size="11pt" fo:language="en" fo:country="US" fo:font-style="normal" fo:font-weight="bold" style:font-size-asian="11pt" style:font-weight-asian="bold" style:font-size-complex="11pt" style:font-weight-complex="bold"/>
    </style:style>
    <style:style style:name="gL_5f_Bibelzitat_5f_Abstand_5f_davor_5f_ohne_5f_Einzug" style:display-name="gL_Bibelzitat_Abstand_davor_ohne_Einzug" style:family="paragraph" style:parent-style-name="gL_5f_Bibelzitat_5f_Abstand_5f_davor">
      <style:paragraph-properties fo:margin-left="0cm" fo:margin-right="0cm" fo:text-indent="0cm" style:auto-text-indent="false"/>
    </style:style>
    <style:style style:name="gL_5f_Bibelzitat_5f_kein_5f_Abstand_5f_davor_5f_ohne_5f_Einzug_5f__28_Folgezeile_29_" style:display-name="gL_Bibelzitat_kein_Abstand_davor_ohne_Einzug_(Folgezeile)" style:family="paragraph" style:parent-style-name="gL_5f_Bibelzitat_5f_kein_5f_Abstand_5f_davor_5f__28_Folgezeile_29_">
      <style:paragraph-properties fo:margin-left="0cm" fo:margin-right="0cm" fo:text-indent="0cm" style:auto-text-indent="false"/>
    </style:style>
    <style:style style:name="gL_5f_Bibelzitat_5f_Quellenangabe_5f_ohne_5f_Einzug_5f__28_kleiner_5f_Abstand_5f_danach_29_" style:display-name="gL_Bibelzitat_Quellenangabe_ohne_Einzug_(kleiner_Abstand_danach)" style:family="paragraph" style:parent-style-name="gL_5f_Bibelzitat_5f_Quellenangabe_5f__28_kleiner_5f_Abstand_5f_danach_29_">
      <style:paragraph-properties fo:margin-left="0cm" fo:margin-right="0cm" fo:text-indent="0cm" style:auto-text-indent="false"/>
    </style:style>
    <style:style style:name="gL_5f_Inhaltsverzeichnis_5f_DeSario_5f_Subtitle" style:display-name="gL_Inhaltsverzeichnis_DeSario_Subtitle" style:family="paragraph">
      <style:paragraph-properties fo:margin-left="0.6cm" fo:margin-right="1.852cm" fo:line-height="120%" fo:text-indent="0cm" style:auto-text-indent="false"/>
      <style:text-properties style:font-name="TimesNewRoman1" fo:font-size="11pt" fo:language="en" fo:country="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age_20_Number">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Graphics" style:family="graphic">
      <style:graphic-properties svg:width="0.4cm" svg:height="0.4cm" text:anchor-type="paragraph" svg:x="0cm" svg:y="0cm" style:wrap="none" style:vertical-pos="middle" style:vertical-rel="paragraph" style:horizontal-pos="center" style:horizontal-rel="paragraph" fo:background-color="transparent" style:background-transparency="100%" style:shadow="none" style:flow-with-text="true">
        <style:background-image/>
        <style:columns fo:column-count="1" fo:column-gap="0cm"/>
      </style:graphic-properties>
    </style:style>
    <style:style style:name="gL_5f_Grafik_5f_mitte" style:display-name="gL_Grafik_mitte" style:family="graphic">
      <style:graphic-properties svg:width="0.4cm" svg:height="0.041cm" text:anchor-type="page" svg:x="0cm" svg:y="0cm" fo:margin-left="2cm" fo:margin-right="0cm" style:wrap="none" style:vertical-pos="from-top"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text:start-value="4">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gL_5f_Liste_5f_unsortiert" style:display-name="gL_Liste_unsortiert">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Liberation Sans Narrow"/>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Liberation Sans Narrow"/>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Liberation Sans Narrow"/>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gL_5f_Liste_5f_sortiert" style:display-name="gL_Liste_sortiert">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language="en" fo:country="US"/>
    </style:style>
    <style:style style:name="MT2" style:family="text">
      <style:text-properties style:use-window-font-color="true"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15.24cm" fo:page-height="22.86cm" style:num-format="1" style:print-orientation="portrait" fo:margin-top="1.305cm" fo:margin-bottom="0.247cm" fo:margin-left="2.011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15.24cm" fo:page-height="22.86cm" style:num-format="1" style:print-orientation="portrait" fo:margin-top="1.27cm" fo:margin-bottom="0.247cm" fo:margin-left="1.87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5.24cm" fo:page-height="22.86cm" style:num-format="1" style:print-orientation="portrait" fo:margin-top="1.27cm" fo:margin-bottom="0.247cm" fo:margin-left="2.011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15.24cm" fo:page-height="22.86cm" style:num-format="1" style:print-orientation="portrait" fo:margin-top="1.623cm" fo:margin-bottom="0.247cm" fo:margin-left="2.011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style:master-page style:name="gL_5f_Seitenvorlage_5f_mehr_5f_Platz_5f_Fusszeile" style:display-name="gL_Seitenvorlage_mehr_Platz_Fusszeile" style:page-layout-name="Mpm3">
      <style:footer>
        <text:p text:style-name="gL_5f_Fusszeile"><text:span text:style-name="MT1">This article has been published on </text:span><text:a xlink:type="simple" xlink:href="http://gesundelehre.tk/"><text:span text:style-name="MT2">http://gesundelehre.tk</text:span></text:a><text:span text:style-name="MT1"><text:tab/></text:span><text:span text:style-name="MT1"><text:page-number text:select-page="current">1</text:page-number></text:span><text:span text:style-name="MT1">/</text:span><text:span text:style-name="MT1"><text:page-count>3</text:page-count></text:span></text:p>
      </style:footer>
    </style:master-page>
    <style:master-page style:name="Konvert_20_0" style:display-name="Konvert 0" style:page-layout-name="Mpm4"/>
    <style:master-page style:name="Konvert_20_1" style:display-name="Konvert 1" style:page-layout-name="Mpm4"/>
    <style:master-page style:name="Konvert_20_2" style:display-name="Konvert 2" style:page-layout-name="Mpm4"/>
    <style:master-page style:name="Konvert_20_3" style:display-name="Konvert 3" style:page-layout-name="Mpm4"/>
    <style:master-page style:name="Konvert_20_4" style:display-name="Konvert 4" style:page-layout-name="Mpm4"/>
    <style:master-page style:name="Konvert_20_5" style:display-name="Konvert 5" style:page-layout-name="Mpm4"/>
    <style:master-page style:name="Konvert_20_6" style:display-name="Konvert 6" style:page-layout-name="Mpm4"/>
    <style:master-page style:name="Konvert_20_7" style:display-name="Konvert 7" style:page-layout-name="Mpm4"/>
    <style:master-page style:name="Konvert_20_8" style:display-name="Konvert 8" style:page-layout-name="Mpm4"/>
    <style:master-page style:name="Konvert_20_9" style:display-name="Konvert 9" style:page-layout-name="Mpm4"/>
    <style:master-page style:name="Konvert_20_10" style:display-name="Konvert 10" style:page-layout-name="Mpm4"/>
    <style:master-page style:name="Konvert_20_11" style:display-name="Konvert 11" style:page-layout-name="Mpm4"/>
    <style:master-page style:name="Konvert_20_12" style:display-name="Konvert 12" style:page-layout-name="Mpm4"/>
    <style:master-page style:name="Konvert_20_13" style:display-name="Konvert 13" style:page-layout-name="Mpm5"/>
    <style:master-page style:name="Konvert_20_14" style:display-name="Konvert 14" style:page-layout-name="Mpm4"/>
    <style:master-page style:name="Konvert_20_15" style:display-name="Konvert 15" style:page-layout-name="Mpm4"/>
    <style:master-page style:name="Konvert_20_16" style:display-name="Konvert 16" style:page-layout-name="Mpm6"/>
    <style:master-page style:name="Konvert_20_17" style:display-name="Konvert 17" style:page-layout-name="Mpm4"/>
    <style:master-page style:name="Konvert_20_18" style:display-name="Konvert 18" style:page-layout-name="Mpm4"/>
    <style:master-page style:name="Konvert_20_19" style:display-name="Konvert 19" style:page-layout-name="Mpm7"/>
    <style:master-page style:name="Konvert_20_20" style:display-name="Konvert 20" style:page-layout-name="Mpm4"/>
    <style:master-page style:name="Konvert_20_21" style:display-name="Konvert 21" style:page-layout-name="Mpm4"/>
    <style:master-page style:name="Konvert_20_22" style:display-name="Konvert 22" style:page-layout-name="Mpm4"/>
    <style:master-page style:name="Konvert_20_23" style:display-name="Konvert 23" style:page-layout-name="Mpm4"/>
    <style:master-page style:name="Konvert_20_24" style:display-name="Konvert 24" style:page-layout-name="Mpm4"/>
    <style:master-page style:name="Konvert_20_25" style:display-name="Konvert 25" style:page-layout-name="Mpm4"/>
    <style:master-page style:name="Konvert_20_26" style:display-name="Konvert 26" style:page-layout-name="Mpm6"/>
    <style:master-page style:name="Konvert_20_27" style:display-name="Konvert 27" style:page-layout-name="Mpm4"/>
    <style:master-page style:name="Konvert_20_28" style:display-name="Konvert 28" style:page-layout-name="Mpm4"/>
    <style:master-page style:name="Konvert_20_29" style:display-name="Konvert 29" style:page-layout-name="Mpm4"/>
    <style:master-page style:name="Konvert_20_30" style:display-name="Konvert 30" style:page-layout-name="Mpm4"/>
    <style:master-page style:name="Konvert_20_31" style:display-name="Konvert 31" style:page-layout-name="Mpm4"/>
    <style:master-page style:name="Konvert_20_32" style:display-name="Konvert 32" style:page-layout-name="Mpm4"/>
    <style:master-page style:name="Konvert_20_33" style:display-name="Konvert 33" style:page-layout-name="Mpm4"/>
    <style:master-page style:name="Konvert_20_34" style:display-name="Konvert 34" style:page-layout-name="Mpm4"/>
    <style:master-page style:name="Konvert_20_35" style:display-name="Konvert 35" style:page-layout-name="Mpm4"/>
    <style:master-page style:name="Konvert_20_36" style:display-name="Konvert 36" style:page-layout-name="Mpm4"/>
    <style:master-page style:name="Konvert_20_37" style:display-name="Konvert 37" style:page-layout-name="Mpm4"/>
    <style:master-page style:name="Konvert_20_38" style:display-name="Konvert 38" style:page-layout-name="Mpm4"/>
    <style:master-page style:name="Konvert_20_39" style:display-name="Konvert 39" style:page-layout-name="Mpm4"/>
    <style:master-page style:name="Konvert_20_40" style:display-name="Konvert 40" style:page-layout-name="Mpm4"/>
    <style:master-page style:name="Konvert_20_41" style:display-name="Konvert 41" style:page-layout-name="Mpm6"/>
    <style:master-page style:name="Konvert_20_42" style:display-name="Konvert 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1-09T17:03:21.37</meta:creation-date>
    <meta:editing-duration>PT08H26M07S</meta:editing-duration>
    <meta:editing-cycles>42</meta:editing-cycles>
    <meta:generator>OpenOffice.org/3.2$Win32 OpenOffice.org_project/320m12$Build-9483</meta:generator>
    <meta:initial-creator>Simon Ott</meta:initial-creator>
    <dc:date>2015-01-25T00:26:17.49</dc:date>
    <dc:creator>Simon Ott</dc:creator>
    <meta:document-statistic meta:table-count="0" meta:image-count="0" meta:object-count="0" meta:page-count="3" meta:paragraph-count="59" meta:word-count="1020" meta:character-count="6030"/>
  </office:meta>
</office:document-meta>
</file>